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29">
      <style:table-properties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30">
      <style:table-column-properties style:column-width="4.44444in"/>
    </style:style>
    <style:style style:family="table-column" style:name="a1231">
      <style:table-column-properties style:column-width="4.44444in"/>
    </style:style>
    <style:style style:family="table-row" style:name="a1232">
      <style:table-row-properties style:row-height="0.40556in"/>
    </style:style>
    <style:style style:family="text" style:name="a1233">
      <style:text-properties fo:language="pl" fo:country="PL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language="pl" fo:country="PL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/>
    </style:style>
    <style:style style:family="paragraph" style:name="a9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1">
      <style:table-row-properties style:row-height="0.40556in"/>
    </style:style>
    <style:style style:family="text" style:name="a1242">
      <style:text-properties fo:language="pl" fo:country="PL"/>
    </style:style>
    <style:style style:family="paragraph" style:name="a1243">
      <style:paragraph-properties/>
    </style:style>
    <style:style style:family="paragraph" style:name="a92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language="pl" fo:country="PL"/>
    </style:style>
    <style:style style:family="paragraph" style:name="a92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5"/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9"/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4"/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8"/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655" draw:master-page-name="Master1-Layout1-title-Slajd-tytułowy" presentation:presentation-page-layout-name="Master1-PPL1" draw:id="Slide-256">
        <draw:frame draw:id="id282" presentation:style-name="a659" draw:name="Tytuł 1" svg:x="1.1229in" svg:y="1.26599in" svg:width="8.49402in" svg:height="1.80042in" presentation:class="title" presentation:placeholder="false">
          <draw:text-box>
            <text:p text:style-name="a658" text:class-names="" text:cond-style-name=""><text:span text:style-name="a656" text:class-names="">Html</text:span><text:span text:style-name="a657" text:class-names=""/></text:p>
          </draw:text-box>
          <svg:title/>
          <svg:desc/>
        </draw:frame>
        <draw:frame draw:id="id283" presentation:style-name="a669" draw:name="Podtytuł 2" svg:x="0.73737in" svg:y="4.56566in" svg:width="9.14217in" svg:height="1.95286in" presentation:class="subtitle" presentation:placeholder="false">
          <draw:text-box>
            <text:p text:style-name="a668" text:class-names="" text:cond-style-name=""><text:span text:style-name="a660" text:class-names="">Html</text:span><text:span text:style-name="a661" text:class-names=""><text:s text:c="1"/>(ang.<text:s text:c="1"/></text:span><text:span text:style-name="a662" text:class-names="">Hyper</text:span><text:span text:style-name="a663" text:class-names=""><text:s text:c="1"/></text:span><text:span text:style-name="a664" text:class-names="">Text</text:span><text:span text:style-name="a665" text:class-names=""><text:s text:c="1"/></text:span><text:span text:style-name="a666" text:class-names="">Markup</text:span><text:span text:style-name="a667" text:class-names=""><text:s text:c="1"/>Language) – hipertekstowy język znaczników, wykorzystywany do tworzenia dokumentów hipertekstowych</text:span></text:p>
          </draw:text-box>
          <svg:title/>
          <svg:desc/>
        </draw:frame>
      </draw:page>
      <draw:page draw:name="Slide5" draw:style-name="a670" draw:master-page-name="Master1-Layout2-obj-Tytuł-i-zawartość" presentation:presentation-page-layout-name="Master1-PPL2" draw:id="Slide-260">
        <draw:frame draw:id="id284" presentation:style-name="a673" draw:name="Tytuł 1" svg:x="0.74074in" svg:y="0.66667in" svg:width="9.40143in" svg:height="1.44444in" presentation:class="title" presentation:placeholder="false">
          <draw:text-box>
            <text:p text:style-name="a672" text:class-names="" text:cond-style-name=""><text:span text:style-name="a671" text:class-names="">Budowa adresów URL</text:span></text:p>
          </draw:text-box>
          <svg:title/>
          <svg:desc/>
        </draw:frame>
        <draw:frame draw:id="id285" presentation:style-name="a714" draw:name="Symbol zastępczy zawartości 2" svg:x="0.74074in" svg:y="2.36285in" svg:width="9.40143in" svg:height="4.24406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4" text:class-names="">URL (ang. Uniform Resource<text:s text:c="1"/></text:span><text:span text:style-name="a675" text:class-names="">Locator</text:span><text:span text:style-name="a676" text:class-names="">) oznacza ujednolicony sposób adresowania zasobów w<text:s text:c="1"/></text:span><text:span text:style-name="a677" text:class-names="">internecie</text:span><text:span text:style-name="a678" text:class-names="">. Każdy adres wpisywany w przeglądarce internetowej to właśnie adres URL. Taki adres ma format: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7" text:class-names=""><text:a xlink:href="http://www.adresserwera.pl/katalog/plik.html" text:style-name="" text:visited-style-name="">http://www.adresserwera.pl/katalog/plik.html</text:a></text:span><text:span text:style-name="a688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[http://]</text:span></text:p>
              </text:list-item>
            </text:list>
            <text:list text:style-name="a701">
              <text:list-item>
                <text:p text:style-name="a700" text:class-names="" text:cond-style-name=""><text:span text:style-name="a697" text:class-names="">To protokół. Oznacza on sposób w jaki dokument ma zostać wysłany. Może być też szyfrowany –<text:s text:c="1"/></text:span><text:span text:style-name="a698" text:class-names="">https</text:span><text:span text:style-name="a699" text:class-names="">.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[www.adresserwera.pl]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Adres serwera przechowującego stronę.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[/katalog/plik.html]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Ścieżka do pliku i nazwa pliku, czyli ścieżka do katalogu i nazwa pliku z tego katalogu, który ma zostać wysłany przez serwer do użytkownika.</text:span></text:p>
              </text:list-item>
            </text:list>
          </draw:text-box>
          <svg:title/>
          <svg:desc/>
        </draw:frame>
      </draw:page>
      <draw:page draw:name="Slide2" draw:style-name="a715" draw:master-page-name="Master1-Layout2-obj-Tytuł-i-zawartość" presentation:presentation-page-layout-name="Master1-PPL2" draw:id="Slide-257">
        <draw:frame draw:id="id286" presentation:style-name="a718" draw:name="Tytuł 1" svg:x="0.74074in" svg:y="0.66667in" svg:width="9.40143in" svg:height="1.44444in" presentation:class="title" presentation:placeholder="false">
          <draw:text-box>
            <text:p text:style-name="a717" text:class-names="" text:cond-style-name=""><text:span text:style-name="a716" text:class-names="">Budowa strony</text:span></text:p>
          </draw:text-box>
          <svg:title/>
          <svg:desc/>
        </draw:frame>
        <draw:frame draw:id="id287" presentation:style-name="a763" draw:name="Symbol zastępczy zawartości 2" svg:x="0.63973in" svg:y="1.9083in" svg:width="9.40143in" svg:height="4.9401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19" text:class-names="">&lt;</text:span><text:span text:style-name="a720" text:class-names="">html</text:span><text:span text:style-name="a721" text:class-names="">&gt;</text:span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&lt;</text:span><text:span text:style-name="a725" text:class-names="">head</text:span><text:span text:style-name="a726" text:class-names="">&gt;</text:span></text:p>
              </text:list-item>
            </text:list>
            <text:list text:style-name="a733">
              <text:list-item>
                <text:p text:style-name="a732" text:class-names="" text:cond-style-name=""><text:span text:style-name="a729" text:class-names="">&lt;/</text:span><text:span text:style-name="a730" text:class-names="">head</text:span><text:span text:style-name="a731" text:class-names="">&gt;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&lt;body&gt;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&lt;/body&gt;</text:span></text:p>
              </text:list-item>
            </text:list>
            <text:list text:style-name="a744">
              <text:list-item>
                <text:p text:style-name="a743" text:class-names="" text:cond-style-name=""><text:span text:style-name="a740" text:class-names="">&lt;/</text:span><text:span text:style-name="a741" text:class-names="">html</text:span><text:span text:style-name="a742" text:class-names="">&gt;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48" text:class-names="">W sekcji<text:s text:c="1"/></text:span><text:span text:style-name="a749" text:class-names="">head</text:span><text:span text:style-name="a750" text:class-names=""><text:s text:c="1"/>znajdują się podstawowe informacje na temat strony, jak choćby jej tytuł, bądź kodowanie znaków.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W sekcji body zawiera się właściwa treść strony.</text:span></text:p>
              </text:list-item>
            </text:list>
            <text:list text:style-name="a762">
              <text:list-item>
                <text:p text:style-name="a761" text:class-names="" text:cond-style-name=""><text:span text:style-name="a756" text:class-names="">Cały tekst<text:s text:c="1"/></text:span><text:span text:style-name="a757" text:class-names="">html</text:span><text:span text:style-name="a758" text:class-names=""><text:s text:c="1"/>powinien być opatrzony znacznikiem &lt;</text:span><text:span text:style-name="a759" text:class-names="">html</text:span><text:span text:style-name="a760" text:class-names="">&gt;.</text:span></text:p>
              </text:list-item>
            </text:list>
          </draw:text-box>
          <svg:title/>
          <svg:desc/>
        </draw:frame>
      </draw:page>
      <draw:page draw:name="Slide4" draw:style-name="a764" draw:master-page-name="Master1-Layout2-obj-Tytuł-i-zawartość" presentation:presentation-page-layout-name="Master1-PPL2" draw:id="Slide-259">
        <draw:frame draw:id="id288" presentation:style-name="a768" draw:name="Tytuł 1" svg:x="0.74074in" svg:y="0.66667in" svg:width="9.40143in" svg:height="1.44444in" presentation:class="title" presentation:placeholder="false">
          <draw:text-box>
            <text:p text:style-name="a767" text:class-names="" text:cond-style-name=""><text:span text:style-name="a765" text:class-names="">Head</text:span><text:span text:style-name="a766" text:class-names=""/></text:p>
          </draw:text-box>
          <svg:title/>
          <svg:desc/>
        </draw:frame>
        <draw:frame draw:id="id289" presentation:style-name="a864" draw:name="Symbol zastępczy zawartości 2" svg:x="0.88889in" svg:y="1.66667in" svg:width="9.88889in" svg:height="5.61616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W sekcji nagłówkowej możemy użyć kilku podstawowych znaczników.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Możemy ustalić kodowanie strony.</text:span></text:p>
              </text:list-item>
            </text:list>
            <text:list text:style-name="a794">
              <text:list-item>
                <text:p text:style-name="a793" text:class-names="" text:cond-style-name=""><text:span text:style-name="a778" text:class-names="">&lt;</text:span><text:span text:style-name="a779" text:class-names="">meta</text:span><text:span text:style-name="a780" text:class-names=""><text:s text:c="1"/>http-</text:span><text:span text:style-name="a781" text:class-names="">equiv</text:span><text:span text:style-name="a782" text:class-names="">="Content-</text:span><text:span text:style-name="a783" text:class-names="">type</text:span><text:span text:style-name="a784" text:class-names="">"<text:s text:c="1"/></text:span><text:span text:style-name="a785" text:class-names="">content</text:span><text:span text:style-name="a786" text:class-names="">="</text:span><text:span text:style-name="a787" text:class-names="">text</text:span><text:span text:style-name="a788" text:class-names="">/</text:span><text:span text:style-name="a789" text:class-names="">html</text:span><text:span text:style-name="a790" text:class-names="">;<text:s text:c="1"/></text:span><text:span text:style-name="a791" text:class-names="">charset</text:span><text:span text:style-name="a792" text:class-names="">=iso-8859-2"/&gt;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Ustalić w jakim języku jest.</text:span></text:p>
              </text:list-item>
            </text:list>
            <text:list text:style-name="a811">
              <text:list-item>
                <text:p text:style-name="a810" text:class-names="" text:cond-style-name=""><text:span text:style-name="a801" text:class-names="">&lt;</text:span><text:span text:style-name="a802" text:class-names="">meta</text:span><text:span text:style-name="a803" text:class-names=""><text:s text:c="1"/>http-</text:span><text:span text:style-name="a804" text:class-names="">equiv</text:span><text:span text:style-name="a805" text:class-names="">="Content-Language"<text:s text:c="1"/></text:span><text:span text:style-name="a806" text:class-names="">content</text:span><text:span text:style-name="a807" text:class-names="">="</text:span><text:span text:style-name="a808" text:class-names="">pl</text:span><text:span text:style-name="a809" text:class-names="">"/&gt;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Ustalić kto jest autorem i o czym jest strona.</text:span></text:p>
              </text:list-item>
            </text:list>
            <text:list text:style-name="a823">
              <text:list-item>
                <text:p text:style-name="a822" text:class-names="" text:cond-style-name=""><text:span text:style-name="a818" text:class-names="">&lt;</text:span><text:span text:style-name="a819" text:class-names="">meta</text:span><text:span text:style-name="a820" text:class-names=""><text:s text:c="1"/>name="Author" content="Cygnus"/&gt;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A także nazwać stronę.</text:span></text:p>
              </text:list-item>
            </text:list>
            <text:list text:style-name="a836">
              <text:list-item>
                <text:p text:style-name="a835" text:class-names="" text:cond-style-name=""><text:span text:style-name="a830" text:class-names="">&lt;</text:span><text:span text:style-name="a831" text:class-names="">title</text:span><text:span text:style-name="a832" text:class-names="">&gt;Cyfrowa obróbka DVD&lt;/</text:span><text:span text:style-name="a833" text:class-names="">title</text:span><text:span text:style-name="a834" text:class-names="">&gt;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Wstawić miniaturkę strony.</text:span></text:p>
              </text:list-item>
            </text:list>
            <text:list text:style-name="a857">
              <text:list-item>
                <text:p text:style-name="a856" text:class-names="" text:cond-style-name=""><text:span text:style-name="a843" text:class-names="">&lt;link<text:s text:c="1"/></text:span><text:span text:style-name="a844" text:class-names="">rel</text:span><text:span text:style-name="a845" text:class-names="">="</text:span><text:span text:style-name="a846" text:class-names="">icon</text:span><text:span text:style-name="a847" text:class-names="">"<text:s text:c="1"/></text:span><text:span text:style-name="a848" text:class-names="">type</text:span><text:span text:style-name="a849" text:class-names="">="image/</text:span><text:span text:style-name="a850" text:class-names="">png</text:span><text:span text:style-name="a851" text:class-names="">"<text:s text:c="1"/></text:span><text:span text:style-name="a852" text:class-names="">href</text:span><text:span text:style-name="a853" text:class-names="">="/favicon-32x32.png"<text:s text:c="1"/></text:span><text:span text:style-name="a854" text:class-names="">sizes</text:span><text:span text:style-name="a855" text:class-names="">="32x32"/&gt;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I wiele innych.</text:span></text:p>
              </text:list-item>
            </text:list>
          </draw:text-box>
          <svg:title/>
          <svg:desc/>
        </draw:frame>
      </draw:page>
      <draw:page draw:name="Slide3" draw:style-name="a865" draw:master-page-name="Master1-Layout2-obj-Tytuł-i-zawartość" presentation:presentation-page-layout-name="Master1-PPL2" draw:id="Slide-258">
        <draw:frame draw:id="id290" presentation:style-name="a868" draw:name="Tytuł 1" svg:x="0.74074in" svg:y="0.66667in" svg:width="9.40143in" svg:height="1.44444in" presentation:class="title" presentation:placeholder="false">
          <draw:text-box>
            <text:p text:style-name="a867" text:class-names="" text:cond-style-name=""><text:span text:style-name="a866" text:class-names="">Znaczniki</text:span></text:p>
          </draw:text-box>
          <svg:title/>
          <svg:desc/>
        </draw:frame>
        <draw:frame draw:id="id291" presentation:style-name="a888" draw:name="Symbol zastępczy zawartości 2" svg:x="0.74074in" svg:y="2.36285in" svg:width="9.40143in" svg:height="4.24406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69" text:class-names="">By tworzyć strony w<text:s text:c="1"/></text:span><text:span text:style-name="a870" text:class-names="">html</text:span><text:span text:style-name="a871" text:class-names="">, korzysta się ze znaczników. Są one interpretowane przez przeglądarkę, ale nie wyświetlane bezpośrednio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3" text:class-names="">Np. żeby pogrubić tekst &lt;b&gt; wstawiamy i zamykamy znacznik pomiędzy &lt;/b</text:span><text:span text:style-name="a884" text:class-names="">&gt;.</text:span><text:span text:style-name="a885" text:class-names=""/></text:p>
              </text:list-item>
            </text:list>
          </draw:text-box>
          <svg:title/>
          <svg:desc/>
        </draw:frame>
      </draw:page>
      <draw:page draw:name="Slide6" draw:style-name="a889" draw:master-page-name="Master1-Layout2-obj-Tytuł-i-zawartość" presentation:presentation-page-layout-name="Master1-PPL2" draw:id="Slide-261">
        <draw:frame draw:id="id292" presentation:style-name="a892" draw:name="Tytuł 1" svg:x="0.74074in" svg:y="0.66667in" svg:width="9.40143in" svg:height="1.44444in" presentation:class="title" presentation:placeholder="false">
          <draw:text-box>
            <text:p text:style-name="a891" text:class-names="" text:cond-style-name=""><text:span text:style-name="a890" text:class-names="">Podstawowe znaczniki</text:span></text:p>
          </draw:text-box>
          <svg:title/>
          <svg:desc/>
        </draw:frame>
        <draw:frame draw:id="id293" presentation:style-name="a917" draw:name="Symbol zastępczy zawartości 2" svg:x="0.74074in" svg:y="3.00931in" svg:width="9.40143in" svg:height="2.79877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Akapit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&lt;p&gt;…&lt;/p&gt; Akapit tekstu.</text:span></text:p>
              </text:list-item>
            </text:list>
            <text:list text:style-name="a916">
              <text:list-item>
                <text:p text:style-name="a915" text:class-names="" text:cond-style-name=""><text:span text:style-name="a902" text:class-names="">Atrybuty:<text:s text:c="1"/></text:span><text:span text:style-name="a903" text:class-names="">align</text:span><text:span text:style-name="a904" text:class-names=""><text:s text:c="1"/>– wyrównanie tekstu. Może przyjąć wartości:<text:s text:c="1"/></text:span><text:span text:style-name="a905" text:class-names="">left</text:span><text:span text:style-name="a906" text:class-names=""><text:s text:c="1"/>– do lewej,<text:s text:c="1"/></text:span><text:span text:style-name="a907" text:class-names="">right</text:span><text:span text:style-name="a908" text:class-names=""><text:s text:c="1"/>– do prawej i<text:s text:c="1"/></text:span><text:span text:style-name="a909" text:class-names="">center</text:span><text:span text:style-name="a910" text:class-names=""><text:s text:c="1"/>– do środka. Np &lt;p<text:s text:c="1"/></text:span><text:span text:style-name="a911" text:class-names="">align</text:span><text:span text:style-name="a912" text:class-names="">=”</text:span><text:span text:style-name="a913" text:class-names="">right</text:span><text:span text:style-name="a914" text:class-names="">”&gt;&lt;/p&gt;</text:span></text:p>
              </text:list-item>
            </text:list>
          </draw:text-box>
          <svg:title/>
          <svg:desc/>
        </draw:frame>
      </draw:page>
      <draw:page draw:name="Slide7" draw:style-name="a918" draw:master-page-name="Master1-Layout2-obj-Tytuł-i-zawartość" presentation:presentation-page-layout-name="Master1-PPL2" draw:id="Slide-262">
        <draw:frame draw:id="id294" presentation:style-name="a1004" draw:name="Symbol zastępczy zawartości 2" svg:x="0.71717in" svg:y="0.21212in" svg:width="10.69697in" svg:height="7.14141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Formatowanie tekstu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&lt;b&gt;…&lt;/b&gt; pogrubienie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&lt;u&gt;…&lt;/u&gt; podkreślenie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&lt;i&gt;…&lt;/i&gt; pochyleni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4" text:class-names="">&lt;</text:span><text:span text:style-name="a935" text:class-names="">strike</text:span><text:span text:style-name="a936" text:class-names="">&gt;…&lt;/</text:span><text:span text:style-name="a937" text:class-names="">strike</text:span><text:span text:style-name="a938" text:class-names="">&gt; przekreślenie</text:span></text:p>
              </text:list-item>
            </text:list>
            <text:list text:style-name="a947">
              <text:list-item>
                <text:p text:style-name="a946" text:class-names="" text:cond-style-name=""><text:span text:style-name="a941" text:class-names="">&lt;</text:span><text:span text:style-name="a942" text:class-names="">sup</text:span><text:span text:style-name="a943" text:class-names="">&gt;…&lt;/</text:span><text:span text:style-name="a944" text:class-names="">sup</text:span><text:span text:style-name="a945" text:class-names="">&gt; indeks górny</text:span></text:p>
              </text:list-item>
            </text:list>
            <text:list text:style-name="a954">
              <text:list-item>
                <text:p text:style-name="a953" text:class-names="" text:cond-style-name=""><text:span text:style-name="a948" text:class-names="">&lt;</text:span><text:span text:style-name="a949" text:class-names="">sub</text:span><text:span text:style-name="a950" text:class-names="">&gt;…&lt;/</text:span><text:span text:style-name="a951" text:class-names="">sub</text:span><text:span text:style-name="a952" text:class-names="">&gt; indeks dolny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&lt;big&gt;…&lt;/big&gt; powiększenie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&lt;small&gt;…&lt;/small&gt; pomniejszenie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&lt;em&gt;…&lt;/em&gt; wyróżnienie tekstu</text:span></text:p>
              </text:list-item>
            </text:list>
            <text:list text:style-name="a970">
              <text:list-item>
                <text:p text:style-name="a969" text:class-names="" text:cond-style-name=""><text:span text:style-name="a964" text:class-names="">&lt;</text:span><text:span text:style-name="a965" text:class-names="">strong</text:span><text:span text:style-name="a966" text:class-names="">&gt;…&lt;/</text:span><text:span text:style-name="a967" text:class-names="">strong</text:span><text:span text:style-name="a968" text:class-names="">&gt; mocne wyróżnienie</text:span></text:p>
              </text:list-item>
            </text:list>
            <text:list text:style-name="a977">
              <text:list-item>
                <text:p text:style-name="a976" text:class-names="" text:cond-style-name=""><text:span text:style-name="a971" text:class-names="">&lt;</text:span><text:span text:style-name="a972" text:class-names="">cite</text:span><text:span text:style-name="a973" text:class-names="">&gt;…&lt;/</text:span><text:span text:style-name="a974" text:class-names="">cite</text:span><text:span text:style-name="a975" text:class-names="">&gt; cytat</text:span></text:p>
              </text:list-item>
            </text:list>
            <text:list text:style-name="a984">
              <text:list-item>
                <text:p text:style-name="a983" text:class-names="" text:cond-style-name=""><text:span text:style-name="a978" text:class-names="">&lt;</text:span><text:span text:style-name="a979" text:class-names="">dfn</text:span><text:span text:style-name="a980" text:class-names="">&gt;…&lt;/</text:span><text:span text:style-name="a981" text:class-names="">dfn</text:span><text:span text:style-name="a982" text:class-names="">&gt; definicja</text:span></text:p>
              </text:list-item>
            </text:list>
            <text:list text:style-name="a991">
              <text:list-item>
                <text:p text:style-name="a990" text:class-names="" text:cond-style-name=""><text:span text:style-name="a985" text:class-names="">&lt;</text:span><text:span text:style-name="a986" text:class-names="">code</text:span><text:span text:style-name="a987" text:class-names="">&gt;…&lt;/</text:span><text:span text:style-name="a988" text:class-names="">code</text:span><text:span text:style-name="a989" text:class-names="">&gt; kod programu (czcionka o stałej szerokości)</text:span></text:p>
              </text:list-item>
            </text:list>
            <text:list text:style-name="a998">
              <text:list-item>
                <text:p text:style-name="a997" text:class-names="" text:cond-style-name=""><text:span text:style-name="a992" text:class-names="">&lt;</text:span><text:span text:style-name="a993" text:class-names="">var</text:span><text:span text:style-name="a994" text:class-names="">&gt;…&lt;/</text:span><text:span text:style-name="a995" text:class-names="">var</text:span><text:span text:style-name="a996" text:class-names="">&gt; zmienna</text:span></text:p>
              </text:list-item>
            </text:list>
            <text:list text:style-name="a1003">
              <text:list-item>
                <text:p text:style-name="a1002" text:class-names="" text:cond-style-name=""><text:span text:style-name="a999" text:class-names="">&lt;</text:span><text:span text:style-name="a1000" text:class-names="">blackquote</text:span><text:span text:style-name="a1001" text:class-names="">&gt; długi cytat z wcięciem</text:span></text:p>
              </text:list-item>
            </text:list>
          </draw:text-box>
          <svg:title/>
          <svg:desc/>
        </draw:frame>
      </draw:page>
      <draw:page draw:name="Slide8" draw:style-name="a1005" draw:master-page-name="Master1-Layout2-obj-Tytuł-i-zawartość" presentation:presentation-page-layout-name="Master1-PPL2" draw:id="Slide-263">
        <draw:frame draw:id="id295" presentation:style-name="a1079" draw:name="Symbol zastępczy zawartości 2" svg:x="0.67677in" svg:y="0.48485in" svg:width="10.15151in" svg:height="6.71717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Inne znaczniki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2" text:class-names="">&lt;</text:span><text:span text:style-name="a1013" text:class-names="">hr</text:span><text:span text:style-name="a1014" text:class-names="">&gt;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Wstawianie poziomej linii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Atrybuty: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3" text:class-names="">align</text:span><text:span text:style-name="a1024" text:class-names=""><text:s text:c="1"/>– wyrównanie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7" text:class-names="">color</text:span><text:span text:style-name="a1028" text:class-names=""><text:s text:c="1"/>– kolor linii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1" text:class-names="">size</text:span><text:span text:style-name="a1032" text:class-names=""><text:s text:c="1"/>– grubość linii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5" text:class-names="">widht</text:span><text:span text:style-name="a1036" text:class-names=""><text:s text:c="1"/>– szerokość linii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2" text:class-names="">&lt;</text:span><text:span text:style-name="a1043" text:class-names="">br</text:span><text:span text:style-name="a1044" text:class-names="">&gt;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Wstawienie przełamania wiersza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&lt;body&gt;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Początek ciała dokumentu. Znacznik ten może przyjmować dodatkowe atrybuty, na przykład: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59" text:class-names="">bgcolor</text:span><text:span text:style-name="a1060" text:class-names=""><text:s text:c="1"/>– kolor tła strony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background</text:span><text:span text:style-name="a1064" text:class-names=""><text:s text:c="1"/>– adres do rysunku, który zostanie umieszczony jako tło strony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Nagłówki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&lt;h1&gt;,…,&lt;h6&gt; nagłówek stopnia pierwszego… nagłówek stopnia szóstego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9" draw:style-name="a1080" draw:master-page-name="Master1-Layout2-obj-Tytuł-i-zawartość" presentation:presentation-page-layout-name="Master1-PPL2" draw:id="Slide-264">
        <draw:frame draw:id="id296" presentation:style-name="a1083" draw:name="Tytuł 1" svg:x="0.74074in" svg:y="0.66667in" svg:width="9.40143in" svg:height="1.44444in" presentation:class="title" presentation:placeholder="false">
          <draw:text-box>
            <text:p text:style-name="a1082" text:class-names="" text:cond-style-name=""><text:span text:style-name="a1081" text:class-names="">Hiperłącza</text:span></text:p>
          </draw:text-box>
          <svg:title/>
          <svg:desc/>
        </draw:frame>
        <draw:frame draw:id="id297" presentation:style-name="a1098" draw:name="Symbol zastępczy zawartości 2" svg:x="0.93266in" svg:y="3.10022in" svg:width="9.40143in" svg:height="2.1321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4" text:class-names="">hiperłącze (ang.<text:s text:c="1"/></text:span><text:span text:style-name="a1085" text:class-names="">hyperlink</text:span><text:span text:style-name="a1086" text:class-names="">) – zamieszczone w dokumencie elektronicznym odwołanie do innego dokumentu, bądź miejsca w danym dokumencie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Aby utworzyć hiperłącze wstawiamy do tekstu kotwicę, czyli odnośnik gdzie ma przekierować nas hiperłącze.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10" draw:style-name="a1099" draw:master-page-name="Master1-Layout2-obj-Tytuł-i-zawartość" presentation:presentation-page-layout-name="Master1-PPL2" draw:id="Slide-265">
        <draw:frame draw:id="id298" presentation:style-name="a1132" draw:name="Symbol zastępczy zawartości 2" svg:x="0.73064in" svg:y="1.75679in" svg:width="9.40143in" svg:height="4.24406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Chcąc utworzyć odnośnik lokalny, czyli taki przenoszący nas do innych miejsc aktualnego dokumentu, używamy znacznika &lt;a&gt;.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6" text:class-names="">Czyli aby utworzyć kotwicę wpisujemy znacznik &lt;a&gt; z atrybutem<text:s text:c="1"/></text:span><text:span text:style-name="a1107" text:class-names="">name</text:span><text:span text:style-name="a1108" text:class-names="">. Np.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1" text:class-names="">&lt;a<text:s text:c="1"/></text:span><text:span text:style-name="a1112" text:class-names="">name</text:span><text:span text:style-name="a1113" text:class-names="">=”kotwica”&gt;…&lt;/a&gt; - Umieszczamy ją w odpowiadającym nam miejscu w dokumencie.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9" text:class-names="">Następnie, aby utworzyć odnośnik do tej kotwicy ponownie używamy znacznika &lt;a&gt;, tym razem z atrybutem<text:s text:c="1"/></text:span><text:span text:style-name="a1120" text:class-names="">href</text:span><text:span text:style-name="a1121" text:class-names="">. Jako wartość tego atrybutu wpisujemy nazwę kotwicy poprzedzoną #. Np.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4" text:class-names="">&lt;a<text:s text:c="1"/></text:span><text:span text:style-name="a1125" text:class-names="">href</text:span><text:span text:style-name="a1126" text:class-names="">=”#kotwica”&gt;…&lt;/a&gt;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Pomiędzy otwarciem i zamknięciem znacznika &lt;a&gt; wstawiamy oczywiście tekst, bądź grafikę, której kliknięcie przeniesie nas w pożądane miejsce.</text:span></text:p>
              </text:list-item>
            </text:list>
          </draw:text-box>
          <svg:title/>
          <svg:desc/>
        </draw:frame>
      </draw:page>
      <draw:page draw:name="Slide11" draw:style-name="a1133" draw:master-page-name="Master1-Layout2-obj-Tytuł-i-zawartość" presentation:presentation-page-layout-name="Master1-PPL2" draw:id="Slide-266">
        <draw:frame draw:id="id299" presentation:style-name="a1169" draw:name="Symbol zastępczy zawartości 2" svg:x="0.71044in" svg:y="1.29214in" svg:width="9.40143in" svg:height="5.06139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Kiedy chcemy utworzyć odnośnik do podstrony, bądź pliku na serwerze, nie musimy poprzedzać nazwy #, za to dopisujemy rozszerzenie pliku.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Czyli odnośnik będzie wyglądać tak: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3" text:class-names="">&lt;a<text:s text:c="1"/></text:span><text:span text:style-name="a1144" text:class-names="">href</text:span><text:span text:style-name="a1145" text:class-names="">=”podstrona.html”&gt;…&lt;/a&gt;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Jeżeli podstrona znajduje się w innym katalogu, niż strona z odnośnikiem, to podajemy również ścieżkę z katalogiem.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1" text:class-names="">&lt;a<text:s text:c="1"/></text:span><text:span text:style-name="a1152" text:class-names="">href</text:span><text:span text:style-name="a1153" text:class-names="">=”katalog/podstrona.html</text:span><text:span text:style-name="a1154" text:class-names="">”&gt;…&lt;/a&gt;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Natomiast aby utworzyć odnośnik do zewnętrznej strony wprowadzamy też protokół i adres serwera.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3" text:class-names="">&lt;a<text:s text:c="1"/></text:span><text:span text:style-name="a1164" text:class-names="">href</text:span><text:span text:style-name="a1165" text:class-names="">=”https</text:span><text:span text:style-name="a1166" text:class-names="">://www.stronakolegi.pl”&gt;…&lt;/a&gt;</text:span></text:p>
              </text:list-item>
            </text:list>
          </draw:text-box>
          <svg:title/>
          <svg:desc/>
        </draw:frame>
      </draw:page>
      <draw:page draw:name="Slide12" draw:style-name="a1170" draw:master-page-name="Master1-Layout2-obj-Tytuł-i-zawartość" presentation:presentation-page-layout-name="Master1-PPL2" draw:id="Slide-267">
        <draw:frame draw:id="id300" presentation:style-name="a1173" draw:name="Tytuł 1" svg:x="0.74074in" svg:y="0.66667in" svg:width="9.40143in" svg:height="1.44444in" presentation:class="title" presentation:placeholder="false">
          <draw:text-box>
            <text:p text:style-name="a1172" text:class-names="" text:cond-style-name=""><text:span text:style-name="a1171" text:class-names="">Wstawianie grafiki</text:span></text:p>
          </draw:text-box>
          <svg:title/>
          <svg:desc/>
        </draw:frame>
        <draw:frame draw:id="id301" presentation:style-name="a1211" draw:name="Symbol zastępczy zawartości 2" svg:x="0.82155in" svg:y="2.47396in" svg:width="9.40143in" svg:height="4.24406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4" text:class-names="">Aby wstawić obrazek do naszej strony, używamy znacznika &lt;</text:span><text:span text:style-name="a1175" text:class-names="">img</text:span><text:span text:style-name="a1176" text:class-names="">&gt;, wraz z atrybutem<text:s text:c="1"/></text:span><text:span text:style-name="a1177" text:class-names="">src</text:span><text:span text:style-name="a1178" text:class-names="">, gdzie wpisujemy ścieżkę dostępu do pliku.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1" text:class-names="">&lt;</text:span><text:span text:style-name="a1182" text:class-names="">img</text:span><text:span text:style-name="a1183" text:class-names=""><text:s text:c="1"/></text:span><text:span text:style-name="a1184" text:class-names="">src</text:span><text:span text:style-name="a1185" text:class-names="">=”obrazek.jpg”/&gt;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1" text:class-names="">W znaczniku<text:s text:c="1"/></text:span><text:span text:style-name="a1192" text:class-names="">src</text:span><text:span text:style-name="a1193" text:class-names="">, korzystamy również z atrybutów<text:s text:c="1"/></text:span><text:span text:style-name="a1194" text:class-names="">width</text:span><text:span text:style-name="a1195" text:class-names=""><text:s text:c="1"/>(szerokość),<text:s text:c="1"/></text:span><text:span text:style-name="a1196" text:class-names="">height</text:span><text:span text:style-name="a1197" text:class-names=""><text:s text:c="1"/>(wysokość), które określają wymiary grafiki w pikselach. Korzystamy też z atrybutu alt, który wyświetli podany tekst w razie, gdyby grafika nie została wczytana. Czyli może to wyglądać np. tak: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0" text:class-names="">&lt;</text:span><text:span text:style-name="a1201" text:class-names="">img</text:span><text:span text:style-name="a1202" text:class-names=""><text:s text:c="1"/></text:span><text:span text:style-name="a1203" text:class-names="">src</text:span><text:span text:style-name="a1204" text:class-names="">=”obrazek.jpg”<text:s text:c="1"/></text:span><text:span text:style-name="a1205" text:class-names="">width</text:span><text:span text:style-name="a1206" text:class-names="">=”1024”<text:s text:c="1"/></text:span><text:span text:style-name="a1207" text:class-names="">height</text:span><text:span text:style-name="a1208" text:class-names="">=”750” alt=”grafika się nie wczytała”&gt;</text:span></text:p>
              </text:list-item>
            </text:list>
          </draw:text-box>
          <svg:title/>
          <svg:desc/>
        </draw:frame>
      </draw:page>
      <draw:page draw:name="Slide13" draw:style-name="a1212" draw:master-page-name="Master1-Layout2-obj-Tytuł-i-zawartość" presentation:presentation-page-layout-name="Master1-PPL2" draw:id="Slide-268">
        <draw:frame draw:id="id302" presentation:style-name="a1215" draw:name="Tytuł 1" svg:x="0.74074in" svg:y="0.65657in" svg:width="9.40143in" svg:height="1.44444in" presentation:class="title" presentation:placeholder="false">
          <draw:text-box>
            <text:p text:style-name="a1214" text:class-names="" text:cond-style-name=""><text:span text:style-name="a1213" text:class-names="">Tabele</text:span></text:p>
          </draw:text-box>
          <svg:title/>
          <svg:desc/>
        </draw:frame>
        <draw:frame draw:id="id303" presentation:style-name="a1228" draw:name="Symbol zastępczy zawartości 2" svg:x="0.74074in" svg:y="1.49456in" svg:width="9.40143in" svg:height="1.21291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16" text:class-names="">Aby utworzyć tabelę, korzystamy ze znacznika &lt;</text:span><text:span text:style-name="a1217" text:class-names="">table</text:span><text:span text:style-name="a1218" text:class-names="">&gt;, oraz zagnieżdżonymi wewnątrz znacznikami &lt;</text:span><text:span text:style-name="a1219" text:class-names="">tr</text:span><text:span text:style-name="a1220" text:class-names="">&gt; (wiersz) i &lt;</text:span><text:span text:style-name="a1221" text:class-names="">td</text:span><text:span text:style-name="a1222" text:class-names="">&gt; (kolumna).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Czyli na taką tabelkę:</text:span></text:p>
              </text:list-item>
            </text:list>
          </draw:text-box>
          <svg:title/>
          <svg:desc/>
        </draw:frame>
        <draw:frame draw:id="id304" draw:name="Tabela 3" svg:x="0.74074in" svg:y="2.73434in" svg:width="8.88889in" svg:height="0.81111in">
          <table:table table:style-name="a122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30" table:default-cell-style-name=""/>
            <table:table-column table:style-name="a1231" table:default-cell-style-name=""/>
            <table:table-row table:style-name="a1232" table:default-cell-style-name="">
              <table:table-cell table:style-name="a1236">
                <text:list text:style-name="a1235">
                  <text:list-item>
                    <text:p text:style-name="a1234" text:class-names="" text:cond-style-name=""><text:span text:style-name="a1233" text:class-names="">O</text:span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>jaka</text:span></text:p>
                  </text:list-item>
                </text:list>
              </table:table-cell>
            </table:table-row>
            <table:table-row table:style-name="a1241" table:default-cell-style-name=""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>śliczna</text:span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>tabelka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305" draw:style-name="a1302" draw:name="pole tekstowe 4" svg:x="0.74074in" svg:y="3.68539in" svg:width="9.40143in" svg:height="3.73613in">
          <draw:text-box>
            <text:p text:style-name="a1251" text:class-names="" text:cond-style-name=""><text:span text:style-name="a1250" text:class-names="">należy wpisać:</text:span></text:p>
            <text:p text:style-name="a1253" text:class-names="" text:cond-style-name=""><text:span text:style-name="a1252" text:class-names=""/></text:p>
            <text:p text:style-name="a1257" text:class-names="" text:cond-style-name=""><text:span text:style-name="a1254" text:class-names="">&lt;</text:span><text:span text:style-name="a1255" text:class-names="">table</text:span><text:span text:style-name="a1256" text:class-names="">&gt;</text:span></text:p>
            <text:p text:style-name="a1261" text:class-names="" text:cond-style-name=""><text:span text:style-name="a1258" text:class-names="">&lt;</text:span><text:span text:style-name="a1259" text:class-names="">tr</text:span><text:span text:style-name="a1260" text:class-names="">&gt;</text:span></text:p>
            <text:p text:style-name="a1267" text:class-names="" text:cond-style-name=""><text:span text:style-name="a1262" text:class-names="">&lt;</text:span><text:span text:style-name="a1263" text:class-names="">td</text:span><text:span text:style-name="a1264" text:class-names="">&gt;O&lt;/</text:span><text:span text:style-name="a1265" text:class-names="">td</text:span><text:span text:style-name="a1266" text:class-names="">&gt;</text:span></text:p>
            <text:p text:style-name="a1273" text:class-names="" text:cond-style-name=""><text:span text:style-name="a1268" text:class-names="">&lt;</text:span><text:span text:style-name="a1269" text:class-names="">td</text:span><text:span text:style-name="a1270" text:class-names="">&gt;śliczna&lt;/</text:span><text:span text:style-name="a1271" text:class-names="">td</text:span><text:span text:style-name="a1272" text:class-names="">&gt;</text:span></text:p>
            <text:p text:style-name="a1277" text:class-names="" text:cond-style-name=""><text:span text:style-name="a1274" text:class-names="">&lt;/</text:span><text:span text:style-name="a1275" text:class-names="">tr</text:span><text:span text:style-name="a1276" text:class-names="">&gt;</text:span></text:p>
            <text:p text:style-name="a1281" text:class-names="" text:cond-style-name=""><text:span text:style-name="a1278" text:class-names="">&lt;</text:span><text:span text:style-name="a1279" text:class-names="">tr</text:span><text:span text:style-name="a1280" text:class-names="">&gt;</text:span></text:p>
            <text:p text:style-name="a1287" text:class-names="" text:cond-style-name=""><text:span text:style-name="a1282" text:class-names="">&lt;</text:span><text:span text:style-name="a1283" text:class-names="">td</text:span><text:span text:style-name="a1284" text:class-names="">&gt;jaka&lt;/</text:span><text:span text:style-name="a1285" text:class-names="">td</text:span><text:span text:style-name="a1286" text:class-names="">&gt;</text:span></text:p>
            <text:p text:style-name="a1293" text:class-names="" text:cond-style-name=""><text:span text:style-name="a1288" text:class-names="">&lt;</text:span><text:span text:style-name="a1289" text:class-names="">td</text:span><text:span text:style-name="a1290" text:class-names="">&gt;tabelka&lt;/</text:span><text:span text:style-name="a1291" text:class-names="">td</text:span><text:span text:style-name="a1292" text:class-names="">&gt;</text:span></text:p>
            <text:p text:style-name="a1297" text:class-names="" text:cond-style-name=""><text:span text:style-name="a1294" text:class-names="">&lt;/</text:span><text:span text:style-name="a1295" text:class-names="">tr</text:span><text:span text:style-name="a1296" text:class-names="">&gt;</text:span></text:p>
            <text:p text:style-name="a1301" text:class-names="" text:cond-style-name=""><text:span text:style-name="a1298" text:class-names="">&lt;/</text:span><text:span text:style-name="a1299" text:class-names="">table</text:span><text:span text:style-name="a1300" text:class-names="">&gt;</text:span></text:p>
          </draw:text-box>
          <svg:title/>
          <svg:desc/>
        </draw:frame>
      </draw:page>
      <draw:page draw:name="Slide14" draw:style-name="a1303" draw:master-page-name="Master1-Layout2-obj-Tytuł-i-zawartość" presentation:presentation-page-layout-name="Master1-PPL2" draw:id="Slide-269">
        <draw:frame draw:id="id306" presentation:style-name="a1306" draw:name="Tytuł 1" svg:x="0.74074in" svg:y="0.66667in" svg:width="9.40143in" svg:height="1.44444in" presentation:class="title" presentation:placeholder="false">
          <draw:text-box>
            <text:p text:style-name="a1305" text:class-names="" text:cond-style-name=""><text:span text:style-name="a1304" text:class-names="">Listy</text:span></text:p>
          </draw:text-box>
          <svg:title/>
          <svg:desc/>
        </draw:frame>
        <draw:frame draw:id="id307" presentation:style-name="a1358" draw:name="Symbol zastępczy zawartości 2" svg:x="0.74074in" svg:y="1.94871in" svg:width="9.40143in" svg:height="4.24406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Aby utworzyć listę punktowaną, korzystamy ze znacznika &lt;ul&gt; i znaczników &lt;li&gt; odpowiadających za poszczególne podpunkty.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0" text:class-names="">Za pomocą atrybutu<text:s text:c="1"/></text:span><text:span text:style-name="a1311" text:class-names="">type</text:span><text:span text:style-name="a1312" text:class-names=""><text:s text:c="1"/>w znaczniku &lt;ul&gt; możemy zmienić sposób punktowania.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5" text:class-names="">Gdy<text:s text:c="1"/></text:span><text:span text:style-name="a1316" text:class-names="">type</text:span><text:span text:style-name="a1317" text:class-names=""><text:s text:c="1"/></text:span><text:span text:style-name="a1318" text:class-names="">przyjmie<text:s text:c="1"/></text:span><text:span text:style-name="a1319" text:class-names="">poszczególne wartości: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disc – punkt będzie kółkiem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5" text:class-names="">circle</text:span><text:span text:style-name="a1326" text:class-names=""><text:s text:c="1"/>– punkt będzie okręgiem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29" text:class-names="">square</text:span><text:span text:style-name="a1330" text:class-names=""><text:s text:c="1"/>– punkt będzie kwadracikiem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Czyli może to wyglądać np. tak: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39" text:class-names="">&lt;ul<text:s text:c="1"/></text:span><text:span text:style-name="a1340" text:class-names="">type</text:span><text:span text:style-name="a1341" text:class-names="">=”</text:span><text:span text:style-name="a1342" text:class-names="">square</text:span><text:span text:style-name="a1343" text:class-names="">”&gt;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&lt;li&gt;gitara&lt;/li&gt;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&lt;li&gt;bas&lt;/li&gt;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&lt;/ul&gt;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</draw:text-box>
          <svg:title/>
          <svg:desc/>
        </draw:frame>
      </draw:page>
      <draw:page draw:name="Slide15" draw:style-name="a1359" draw:master-page-name="Master1-Layout2-obj-Tytuł-i-zawartość" presentation:presentation-page-layout-name="Master1-PPL2" draw:id="Slide-270">
        <draw:frame draw:id="id308" presentation:style-name="a1412" draw:name="Symbol zastępczy zawartości 2" svg:x="0.87879in" svg:y="0.77778in" svg:width="9.67753in" svg:height="6.3038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0" text:class-names="">Jeśli chcemy utworzyć listę numerowaną, korzystamy ze znacznika &lt;</text:span><text:span text:style-name="a1361" text:class-names="">ol</text:span><text:span text:style-name="a1362" text:class-names="">&gt;.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5" text:class-names="">Również ten znacznik posiada atrybut<text:s text:c="1"/></text:span><text:span text:style-name="a1366" text:class-names="">type</text:span><text:span text:style-name="a1367" text:class-names="">, którego poszczególne wartości zmieniają sposób numeracji.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1 – liczby arabskie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I – wielkie liczby rzymskie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i – małe liczby rzymskie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A – wielkie litery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a – małe litery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Np.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1" text:class-names="">&lt;</text:span><text:span text:style-name="a1392" text:class-names="">ol</text:span><text:span text:style-name="a1393" text:class-names=""><text:s text:c="1"/></text:span><text:span text:style-name="a1394" text:class-names="">type</text:span><text:span text:style-name="a1395" text:class-names="">=”1”&gt;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&lt;li&gt;A&lt;/li&gt;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&lt;li&gt;B&lt;/li&gt;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&lt;li&gt;C&lt;/li&gt;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7" text:class-names="">&lt;/</text:span><text:span text:style-name="a1408" text:class-names="">ol</text:span><text:span text:style-name="a1409" text:class-names="">&gt;</text:span></text:p>
              </text:list-item>
            </text:list>
          </draw:text-box>
          <svg:title/>
          <svg:desc/>
        </draw:frame>
      </draw:page>
      <draw:page draw:name="Slide16" draw:style-name="a1413" draw:master-page-name="Master1-Layout2-obj-Tytuł-i-zawartość" presentation:presentation-page-layout-name="Master1-PPL2" draw:id="Slide-271">
        <draw:frame draw:id="id309" presentation:style-name="a1416" draw:name="Tytuł 1" svg:x="0.74074in" svg:y="0.66667in" svg:width="9.40143in" svg:height="1.44444in" presentation:class="title" presentation:placeholder="false">
          <draw:text-box>
            <text:p text:style-name="a1415" text:class-names="" text:cond-style-name=""><text:span text:style-name="a1414" text:class-names="">Autor: Piotr Wronko<text:line-break/>Źródła</text:span></text:p>
          </draw:text-box>
          <svg:title/>
          <svg:desc/>
        </draw:frame>
        <draw:frame draw:id="id310" presentation:style-name="a1427" draw:name="Symbol zastępczy zawartości 2" svg:x="0.74074in" svg:y="2.36285in" svg:width="9.40143in" svg:height="4.24406in" presentation:class="outline" presentation:placeholder="false">
          <draw:text-box>
            <text:list text:style-name="a1419">
              <text:list-item>
                <text:p text:style-name="a1418" text:class-names="" text:cond-style-name=""><text:span text:style-name="a1417" text:class-names="">Kurs Tworzenia Stron WWW (Komputer Świat, Axel Springer)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0" text:class-names="">Wikibooks</text:span><text:span text:style-name="a1421" text:class-names=""/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Wikipedia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ytuł i zawartość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Nagłówek sekcji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wa elementy zawartości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Porównanie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ylko tytuł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Pusty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Zawartość z podpisem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Obraz z podpisem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ytuł i podpis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Oferta z podpisem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Karta nazwy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Karta nazwy cytatu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Prawda lub fałsz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ytuł i tekst pionowy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ytuł pionowy i teks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647">
      <style:table-cell-properties/>
    </style:style>
    <style:style style:family="table-cell" style:name="a652">
      <style:table-cell-properties fo:background-color="#90c22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8">
      <style:table-cell-properties fo:background-color="#dbe9cd"/>
    </style:style>
    <style:style style:family="table-cell" style:name="a653">
      <style:table-cell-properties fo:background-color="#90c22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9">
      <style:table-cell-properties/>
    </style:style>
    <style:style style:family="table-cell" style:name="a654">
      <style:table-cell-properties fo:background-color="#90c22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0">
      <style:table-cell-properties fo:background-color="#dbe9cd"/>
    </style:style>
    <style:style style:family="table-cell" style:name="a646">
      <style:table-cell-properties fo:background-color="#eef4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51">
      <style:table-cell-properties fo:background-color="#90c22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  <table:table-template table:name="{5C22544A-7EE6-4342-B048-85BDC9FD1C3A}">
      <table:first-row table:style-name="a651" table:paragraph-style-name=""/>
      <table:last-row table:style-name="a652" table:paragraph-style-name=""/>
      <table:first-column table:style-name="a653" table:paragraph-style-name=""/>
      <table:last-column table:style-name="a654" table:paragraph-style-name=""/>
      <table:body table:style-name="a646" table:paragraph-style-name=""/>
      <table:even-rows table:style-name="a649" table:paragraph-style-name=""/>
      <table:odd-rows table:style-name="a650" table:paragraph-style-name=""/>
      <table:even-columns table:style-name="a647" table:paragraph-style-name=""/>
      <table:odd-columns table:style-name="a64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solid" draw:fill-color="#90c226" draw:opacity="30%" draw:stroke="none"/>
    </style:style>
    <style:style style:family="graphic" style:name="a419">
      <style:graphic-properties draw:fill="solid" draw:fill-color="#90c226" draw:opacity="65%" draw:stroke="non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90c226" draw:opacity="2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54a021" draw:opacity="72%" draw:stroke="none"/>
    </style:style>
    <style:style style:family="graphic" style:name="a524">
      <style:graphic-properties draw:fill="solid" draw:fill-color="#3f7819" draw:opacity="70%" draw:stroke="non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c0e474" draw:opacity="70%" draw:stroke="none"/>
    </style:style>
    <style:style style:family="graphic" style:name="a526">
      <style:graphic-properties draw:fill="solid" draw:fill-color="#90c226" draw:opacity="65%" draw:stroke="none"/>
    </style:style>
    <style:style style:family="graphic" style:name="a527">
      <style:graphic-properties draw:fill="solid" draw:fill-color="#90c226" draw:opacity="80%" draw:stroke="none"/>
    </style:style>
    <style:style style:family="graphic" style:name="a528">
      <style:graphic-properties draw:fill="solid" draw:fill-color="#90c226" draw:opacity="85%" draw:stroke="non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draw:fill="solid" draw:fill-color="#90c226" draw:opacity="85%" draw:stroke="non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draw:fill="none" draw:stroke="solid" svg:stroke-width="0.01042in" svg:stroke-color="#262626" svg:stroke-opacity="100%" svg:stroke-linecap="round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262626" svg:stroke-opacity="10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solid" draw:fill-color="#90c226" draw:opacity="30%" draw:stroke="none"/>
    </style:style>
    <style:style style:family="graphic" style:name="a310">
      <style:graphic-properties draw:fill="solid" draw:fill-color="#c0e474" draw:opacity="70%" draw:stroke="none"/>
    </style:style>
    <style:style style:family="graphic" style:name="a639">
      <style:graphic-properties draw:fill="solid" draw:fill-color="#90c226" draw:opacity="2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90c226" draw:opacity="65%" draw:stroke="none"/>
    </style:style>
    <style:style style:family="graphic" style:name="a312">
      <style:graphic-properties draw:fill="solid" draw:fill-color="#90c226" draw:opacity="80%" draw:stroke="none"/>
    </style:style>
    <style:style style:family="graphic" style:name="a313">
      <style:graphic-properties draw:fill="solid" draw:fill-color="#90c226" draw:opacity="85%" draw:stroke="none"/>
    </style:style>
    <style:style style:family="drawing-page" style:name="a31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90c226" draw:opacity="80%" draw:stroke="non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90c226" draw:opacity="85%" draw:stroke="none"/>
    </style:style>
    <style:style style:family="drawing-page" style:name="a42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none" draw:stroke="solid" svg:stroke-width="0.01042in" svg:stroke-color="#262626" svg:stroke-opacity="100%" svg:stroke-linecap="round"/>
    </style:style>
    <style:style style:family="text" style:name="a5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262626" svg:stroke-opacity="100%" svg:stroke-linecap="round"/>
    </style:style>
    <style:style style:family="paragraph" style:name="a5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90c226" draw:opacity="30%" draw:stroke="none"/>
    </style:style>
    <style:style style:family="graphic" style:name="a106">
      <style:graphic-properties draw:fill="solid" draw:fill-color="#90c226" draw:opacity="20%" draw:stroke="non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solid" draw:fill-color="#54a021" draw:opacity="72%" draw:stroke="none"/>
    </style:style>
    <style:style style:family="graphic" style:name="a640">
      <style:graphic-properties draw:fill="solid" draw:fill-color="#54a021" draw:opacity="72%" draw:stroke="non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3f7819" draw:opacity="70%" draw:stroke="none"/>
    </style:style>
    <style:style style:family="paragraph" style:name="a5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3f7819" draw:opacity="7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c0e474" draw:opacity="70%" draw:stroke="none"/>
    </style:style>
    <style:style style:family="graphic" style:name="a109">
      <style:graphic-properties draw:fill="solid" draw:fill-color="#c0e474" draw:opacity="70%" draw:stroke="none"/>
    </style:style>
    <style:style style:family="graphic" style:name="a643">
      <style:graphic-properties draw:fill="solid" draw:fill-color="#90c226" draw:opacity="65%" draw:stroke="non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80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85%" draw:stroke="non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90c226" draw:opacity="65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solid" draw:fill-color="#90c226" draw:opacity="80%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90c226" draw:opacity="85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>
      <style:graphic-properties draw:fill="none" draw:stroke="solid" svg:stroke-width="0.01042in" svg:stroke-color="#262626" svg:stroke-opacity="100%" svg:stroke-linecap="round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262626" svg:stroke-opacity="100%" svg:stroke-linecap="round"/>
    </style:style>
    <style:style style:family="graphic" style:name="a554">
      <style:graphic-properties draw:fill="solid" draw:fill-color="#90c226" draw:opacity="30%" draw:stroke="non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90c226" draw:opacity="2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54a021" draw:opacity="72%" draw:stroke="non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3f7819" draw:opacity="70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c0e474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90c226" draw:opacity="65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none" draw:stroke="solid" svg:stroke-width="0.01042in" svg:stroke-color="#262626" svg:stroke-opacity="100%" svg:stroke-linecap="round"/>
    </style:style>
    <style:style style:family="graphic" style:name="a452">
      <style:graphic-properties draw:fill="none" draw:stroke="solid" svg:stroke-width="0.01042in" svg:stroke-color="#262626" svg:stroke-opacity="100%" svg:stroke-linecap="round"/>
    </style:style>
    <style:style style:family="graphic" style:name="a453">
      <style:graphic-properties draw:fill="solid" draw:fill-color="#90c226" draw:opacity="30%" draw:stroke="none"/>
    </style:style>
    <style:style style:family="graphic" style:name="a454">
      <style:graphic-properties draw:fill="solid" draw:fill-color="#90c226" draw:opacity="20%" draw:stroke="none"/>
    </style:style>
    <style:style style:family="graphic" style:name="a455">
      <style:graphic-properties draw:fill="solid" draw:fill-color="#54a021" draw:opacity="72%" draw:stroke="none"/>
    </style:style>
    <style:style style:family="graphic" style:name="a456">
      <style:graphic-properties draw:fill="solid" draw:fill-color="#3f7819" draw:opacity="70%" draw:stroke="none"/>
    </style:style>
    <style:style style:family="graphic" style:name="a457">
      <style:graphic-properties draw:fill="solid" draw:fill-color="#c0e474" draw:opacity="70%" draw:stroke="none"/>
    </style:style>
    <style:style style:family="graphic" style:name="a458">
      <style:graphic-properties draw:fill="solid" draw:fill-color="#90c226" draw:opacity="65%" draw:stroke="none"/>
    </style:style>
    <style:style style:family="graphic" style:name="a560">
      <style:graphic-properties draw:fill="solid" draw:fill-color="#90c226" draw:opacity="80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90c226" draw:opacity="85%" draw:stroke="none"/>
    </style:style>
    <style:style style:family="graphic" style:name="a459">
      <style:graphic-properties draw:fill="solid" draw:fill-color="#90c226" draw:opacity="80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draw:fill="none" draw:stroke="solid" svg:stroke-width="0.01042in" svg:stroke-color="#262626" svg:stroke-opacity="100%" svg:stroke-linecap="round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042in" svg:stroke-color="#262626" svg:stroke-opacity="100%" svg:stroke-linecap="round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90c226" draw:opacity="30%" draw:stroke="non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solid" draw:fill-color="#90c226" draw:opacity="20%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">
      <style:graphic-properties draw:fill="solid" draw:fill-color="#54a021" draw:opacity="72%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solid" draw:fill-color="#3f7819" draw:opacity="70%" draw:stroke="none"/>
    </style:style>
    <style:style style:family="paragraph" style:name="a5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solid" draw:fill-color="#c0e474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90c226" draw:opacity="65%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262626" svg:stroke-opacity="100%" svg:stroke-linecap="round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262626" svg:stroke-opacity="100%" svg:stroke-linecap="round"/>
    </style:style>
    <style:style style:family="graphic" style:name="a352">
      <style:graphic-properties draw:fill="solid" draw:fill-color="#90c226" draw:opacity="30%" draw:stroke="none"/>
    </style:style>
    <style:style style:family="graphic" style:name="a353">
      <style:graphic-properties draw:fill="solid" draw:fill-color="#90c226" draw:opacity="20%" draw:stroke="none"/>
    </style:style>
    <style:style style:family="graphic" style:name="a354">
      <style:graphic-properties draw:fill="solid" draw:fill-color="#54a021" draw:opacity="72%" draw:stroke="none"/>
    </style:style>
    <style:style style:family="graphic" style:name="a355">
      <style:graphic-properties draw:fill="solid" draw:fill-color="#3f7819" draw:opacity="70%" draw:stroke="none"/>
    </style:style>
    <style:style style:family="graphic" style:name="a356">
      <style:graphic-properties draw:fill="solid" draw:fill-color="#c0e474" draw:opacity="70%" draw:stroke="none"/>
    </style:style>
    <style:style style:family="graphic" style:name="a357">
      <style:graphic-properties draw:fill="solid" draw:fill-color="#90c226" draw:opacity="65%" draw:stroke="none"/>
    </style:style>
    <style:style style:family="graphic" style:name="a358">
      <style:graphic-properties draw:fill="solid" draw:fill-color="#90c226" draw:opacity="80%" draw:stroke="none"/>
    </style:style>
    <style:style style:family="graphic" style:name="a460">
      <style:graphic-properties draw:fill="solid" draw:fill-color="#90c226" draw:opacity="85%" draw:stroke="none"/>
    </style:style>
    <style:style style:family="graphic" style:name="a359">
      <style:graphic-properties draw:fill="solid" draw:fill-color="#90c226" draw:opacity="85%" draw:stroke="none"/>
    </style:style>
    <style:style style:family="drawing-page" style:name="a46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solid" draw:fill-color="#90c226" draw:opacity="80%" draw:stroke="none"/>
    </style:style>
    <style:style style:family="paragraph" style:name="a5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solid" draw:fill-color="#90c226" draw:opacity="85%" draw:stroke="none"/>
    </style:style>
    <style:style style:family="drawing-page" style:name="a14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262626" svg:stroke-opacity="100%" svg:stroke-linecap="round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262626" svg:stroke-opacity="100%" svg:stroke-linecap="round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90c226" draw:opacity="30%" draw:stroke="non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90c226" draw:opacity="20%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54a021" draw:opacity="72%" draw:stroke="none"/>
    </style:style>
    <style:style style:family="graphic" style:name="a263">
      <style:graphic-properties draw:fill="solid" draw:fill-color="#3f7819" draw:opacity="70%" draw:stroke="none"/>
    </style:style>
    <style:style style:family="graphic" style:name="a264">
      <style:graphic-properties draw:fill="solid" draw:fill-color="#c0e474" draw:opacity="70%" draw:stroke="none"/>
    </style:style>
    <style:style style:family="graphic" style:name="a265">
      <style:graphic-properties draw:fill="solid" draw:fill-color="#90c226" draw:opacity="65%" draw:stroke="none"/>
    </style:style>
    <style:style style:family="graphic" style:name="a266">
      <style:graphic-properties draw:fill="solid" draw:fill-color="#90c226" draw:opacity="80%" draw:stroke="none"/>
    </style:style>
    <style:style style:family="graphic" style:name="a267">
      <style:graphic-properties draw:fill="solid" draw:fill-color="#90c226" draw:opacity="85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1042in" svg:stroke-color="#262626" svg:stroke-opacity="100%" svg:stroke-linecap="round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262626" svg:stroke-opacity="100%" svg:stroke-linecap="round"/>
    </style:style>
    <style:style style:family="graphic" style:name="a482">
      <style:graphic-properties draw:fill="solid" draw:fill-color="#90c226" draw:opacity="30%" draw:stroke="none"/>
    </style:style>
    <style:style style:family="graphic" style:name="a483">
      <style:graphic-properties draw:fill="solid" draw:fill-color="#90c226" draw:opacity="20%" draw:stroke="none"/>
    </style:style>
    <style:style style:family="graphic" style:name="a484">
      <style:graphic-properties draw:fill="solid" draw:fill-color="#54a021" draw:opacity="72%" draw:stroke="none"/>
    </style:style>
    <style:style style:family="graphic" style:name="a485">
      <style:graphic-properties draw:fill="solid" draw:fill-color="#3f7819" draw:opacity="70%" draw:stroke="none"/>
    </style:style>
    <style:style style:family="graphic" style:name="a486">
      <style:graphic-properties draw:fill="solid" draw:fill-color="#c0e474" draw:opacity="70%" draw:stroke="none"/>
    </style:style>
    <style:style style:family="graphic" style:name="a487">
      <style:graphic-properties draw:fill="solid" draw:fill-color="#90c226" draw:opacity="65%" draw:stroke="none"/>
    </style:style>
    <style:style style:family="graphic" style:name="a488">
      <style:graphic-properties draw:fill="solid" draw:fill-color="#90c226" draw:opacity="80%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90c226" draw:opacity="85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042in" svg:stroke-color="#262626" svg:stroke-opacity="10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262626" svg:stroke-opacity="10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solid" draw:fill-color="#90c226" draw:opacity="30%" draw:stroke="none"/>
    </style:style>
    <style:style style:family="graphic" style:name="a597">
      <style:graphic-properties draw:fill="solid" draw:fill-color="#90c226" draw:opacity="20%" draw:stroke="non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54a021" draw:opacity="72%" draw:stroke="none"/>
    </style:style>
    <style:style style:family="text" style:name="a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3f7819" draw:opacity="70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262626" svg:stroke-opacity="100%" svg:stroke-linecap="round"/>
    </style:style>
    <style:style style:family="graphic" style:name="a384">
      <style:graphic-properties draw:fill="none" draw:stroke="solid" svg:stroke-width="0.01042in" svg:stroke-color="#262626" svg:stroke-opacity="100%" svg:stroke-linecap="round"/>
    </style:style>
    <style:style style:family="graphic" style:name="a385">
      <style:graphic-properties draw:fill="solid" draw:fill-color="#90c226" draw:opacity="30%" draw:stroke="none"/>
    </style:style>
    <style:style style:family="graphic" style:name="a386">
      <style:graphic-properties draw:fill="solid" draw:fill-color="#90c226" draw:opacity="20%" draw:stroke="none"/>
    </style:style>
    <style:style style:family="graphic" style:name="a387">
      <style:graphic-properties draw:fill="solid" draw:fill-color="#54a021" draw:opacity="72%" draw:stroke="none"/>
    </style:style>
    <style:style style:family="graphic" style:name="a388">
      <style:graphic-properties draw:fill="solid" draw:fill-color="#3f7819" draw:opacity="70%" draw:stroke="none"/>
    </style:style>
    <style:style style:family="drawing-page" style:name="a49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>
      <style:graphic-properties draw:fill="solid" draw:fill-color="#c0e474" draw:opacity="70%" draw:stroke="none"/>
    </style:style>
    <style:style style:family="text" style:name="a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262626" svg:stroke-opacity="100%" svg:stroke-linecap="round"/>
    </style:style>
    <style:style style:family="graphic" style:name="a284">
      <style:graphic-properties draw:fill="none" draw:stroke="solid" svg:stroke-width="0.01042in" svg:stroke-color="#262626" svg:stroke-opacity="100%" svg:stroke-linecap="round"/>
    </style:style>
    <style:style style:family="graphic" style:name="a285">
      <style:graphic-properties draw:fill="solid" draw:fill-color="#90c226" draw:opacity="30%" draw:stroke="none"/>
    </style:style>
    <style:style style:family="graphic" style:name="a286">
      <style:graphic-properties draw:fill="solid" draw:fill-color="#90c226" draw:opacity="20%" draw:stroke="none"/>
    </style:style>
    <style:style style:family="graphic" style:name="a287">
      <style:graphic-properties draw:fill="solid" draw:fill-color="#54a021" draw:opacity="72%" draw:stroke="none"/>
    </style:style>
    <style:style style:family="graphic" style:name="a390">
      <style:graphic-properties draw:fill="solid" draw:fill-color="#90c226" draw:opacity="65%" draw:stroke="none"/>
    </style:style>
    <style:style style:family="graphic" style:name="a288">
      <style:graphic-properties draw:fill="solid" draw:fill-color="#3f7819" draw:opacity="70%" draw:stroke="none"/>
    </style:style>
    <style:style style:family="graphic" style:name="a391">
      <style:graphic-properties draw:fill="solid" draw:fill-color="#90c226" draw:opacity="80%" draw:stroke="none"/>
    </style:style>
    <style:style style:family="graphic" style:name="a289">
      <style:graphic-properties draw:fill="solid" draw:fill-color="#c0e474" draw:opacity="70%" draw:stroke="none"/>
    </style:style>
    <style:style style:family="graphic" style:name="a392">
      <style:graphic-properties draw:fill="solid" draw:fill-color="#90c226" draw:opacity="85%" draw:stroke="none"/>
    </style:style>
    <style:style style:family="drawing-page" style:name="a39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0c226" draw:opacity="65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90c226" draw:opacity="80%" draw:stroke="none"/>
    </style:style>
    <style:style style:family="graphic" style:name="a292">
      <style:graphic-properties draw:fill="solid" draw:fill-color="#90c226" draw:opacity="85%" draw:stroke="none"/>
    </style:style>
    <style:style style:family="drawing-page" style:name="a29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262626" svg:stroke-opacity="100%" svg:stroke-linecap="round"/>
    </style:style>
    <style:style style:family="graphic" style:name="a192">
      <style:graphic-properties draw:fill="none" draw:stroke="solid" svg:stroke-width="0.01042in" svg:stroke-color="#262626" svg:stroke-opacity="100%" svg:stroke-linecap="round"/>
    </style:style>
    <style:style style:family="graphic" style:name="a193">
      <style:graphic-properties draw:fill="solid" draw:fill-color="#90c226" draw:opacity="30%" draw:stroke="none"/>
    </style:style>
    <style:style style:family="graphic" style:name="a194">
      <style:graphic-properties draw:fill="solid" draw:fill-color="#90c226" draw:opacity="20%" draw:stroke="none"/>
    </style:style>
    <style:style style:family="graphic" style:name="a195">
      <style:graphic-properties draw:fill="solid" draw:fill-color="#54a021" draw:opacity="72%" draw:stroke="none"/>
    </style:style>
    <style:style style:family="graphic" style:name="a196">
      <style:graphic-properties draw:fill="solid" draw:fill-color="#3f7819" draw:opacity="70%" draw:stroke="none"/>
    </style:style>
    <style:style style:family="graphic" style:name="a197">
      <style:graphic-properties draw:fill="solid" draw:fill-color="#c0e474" draw:opacity="70%" draw:stroke="none"/>
    </style:style>
    <style:style style:family="graphic" style:name="a198">
      <style:graphic-properties draw:fill="solid" draw:fill-color="#90c226" draw:opacity="65%" draw:stroke="none"/>
    </style:style>
    <style:style style:family="graphic" style:name="a199">
      <style:graphic-properties draw:fill="solid" draw:fill-color="#90c226" draw:opacity="80%" draw:stroke="non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262626" svg:stroke-opacity="100%" svg:stroke-linecap="round"/>
    </style:style>
    <style:style style:family="graphic" style:name="a33">
      <style:graphic-properties draw:fill="none" draw:stroke="solid" svg:stroke-width="0.01042in" svg:stroke-color="#262626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2c3c4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2c3c4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c0e474" draw:opacity="70%" draw:stroke="non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90c226" draw:opacity="65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90c226" draw:opacity="80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90c226" draw:opacity="85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262626" svg:stroke-opacity="100%" svg:stroke-linecap="round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262626" svg:stroke-opacity="10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90c226" draw:opacity="3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90c226" draw:opacity="20%" draw:stroke="none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c0e474" draw:opacity="70%" draw:stroke="none"/>
    </style:style>
    <style:style style:family="text" style:name="a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solid" draw:fill-color="#90c226" draw:opacity="65%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90c226" draw:opacity="80%" draw:stroke="non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1042in" svg:stroke-color="#262626" svg:stroke-opacity="100%" svg:stroke-linecap="round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262626" svg:stroke-opacity="100%" svg:stroke-linecap="round"/>
    </style:style>
    <style:style style:family="graphic" style:name="a305">
      <style:graphic-properties draw:fill="none" draw:stroke="solid" svg:stroke-width="0.01042in" svg:stroke-color="#262626" svg:stroke-opacity="100%" svg:stroke-linecap="round"/>
    </style:style>
    <style:style style:family="graphic" style:name="a306">
      <style:graphic-properties draw:fill="solid" draw:fill-color="#90c226" draw:opacity="30%" draw:stroke="none"/>
    </style:style>
    <style:style style:family="graphic" style:name="a307">
      <style:graphic-properties draw:fill="solid" draw:fill-color="#90c226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54a021" draw:opacity="72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3f7819" draw:opacity="70%" draw:stroke="none"/>
    </style:style>
    <style:style style:family="graphic" style:name="a412">
      <style:graphic-properties draw:fill="none" draw:stroke="solid" svg:stroke-width="0.01042in" svg:stroke-color="#262626" svg:stroke-opacity="100%" svg:stroke-linecap="round"/>
    </style:style>
    <style:style style:family="graphic" style:name="a413">
      <style:graphic-properties draw:fill="none" draw:stroke="solid" svg:stroke-width="0.01042in" svg:stroke-color="#262626" svg:stroke-opacity="100%" svg:stroke-linecap="round"/>
    </style:style>
    <style:style style:family="graphic" style:name="a70">
      <style:graphic-properties draw:fill="solid" draw:fill-color="#90c226" draw:opacity="85%" draw:stroke="none"/>
    </style:style>
    <style:style style:family="graphic" style:name="a414">
      <style:graphic-properties draw:fill="solid" draw:fill-color="#90c226" draw:opacity="30%" draw:stroke="none"/>
    </style:style>
    <style:style style:family="drawing-page" style:name="a7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90c226" draw:opacity="20%" draw:stroke="non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54a021" draw:opacity="72%" draw:stroke="non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3f7819" draw:opacity="7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262626" svg:stroke-opacity="100%" svg:stroke-linecap="round"/>
    </style:style>
    <style:style style:family="graphic" style:name="a418">
      <style:graphic-properties draw:fill="solid" draw:fill-color="#c0e474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seta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Kliknij, aby edytować styl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ytuj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10/2019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Slajd-tytułowy" style:page-layout-name="pageLayout1" draw:style-name="a42">
      <draw:g draw:name="Group 7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Kliknij, aby edytować styl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Kliknij, aby edytować styl wzorca podtytułu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0/10/2019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ytuł-i-zawartość" style:page-layout-name="pageLayout1" draw:style-name="a71">
      <draw:g draw:name="Group 7" draw:id="id32">
        <svg:title/>
        <svg:desc/>
        <draw:connector draw:type="line" svg:x1="10.24826in" svg:y1="0in" svg:x2="11.5816in" svg:y2="7.5in" draw:id="id38" draw:layer="Master1-bg" draw:style-name="a103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20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Kliknij, aby edytować styl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Edytuj style wzorca tekstu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Drugi poziom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Piąty poziom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0/10/2019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Nagłówek-sekcji" style:page-layout-name="pageLayout1" draw:style-name="a113">
      <draw:g draw:name="Group 7" draw:id="id48">
        <svg:title/>
        <svg:desc/>
        <draw:connector draw:type="line" svg:x1="10.24826in" svg:y1="0in" svg:x2="11.5816in" svg:y2="7.5in" draw:id="id54" draw:layer="Master1-bg" draw:style-name="a132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20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Kliknij, aby edytować styl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Edytuj style wzorca tekstu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0/10/2019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wa-elementy-zawartości" style:page-layout-name="pageLayout1" draw:style-name="a142">
      <draw:g draw:name="Group 7" draw:id="id64">
        <svg:title/>
        <svg:desc/>
        <draw:connector draw:type="line" svg:x1="10.24826in" svg:y1="0in" svg:x2="11.5816in" svg:y2="7.5in" draw:id="id71" draw:layer="Master1-bg" draw:style-name="a19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20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Kliknij, aby edytować styl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ytuj style wzorca tekstu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rugi poziom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Piąty poziom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Edytuj style wzorca tekstu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Drugi poziom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Piąty poziom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0/10/2019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Porównanie" style:page-layout-name="pageLayout1" draw:style-name="a201">
      <draw:g draw:name="Group 7" draw:id="id81">
        <svg:title/>
        <svg:desc/>
        <draw:connector draw:type="line" svg:x1="10.24826in" svg:y1="0in" svg:x2="11.5816in" svg:y2="7.5in" draw:id="id90" draw:layer="Master1-bg" draw:style-name="a25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20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Kliknij, aby edytować styl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ytuj style wzorca tekstu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Edytuj style wzorca tekstu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Drugi poziom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Piąty poziom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Edytuj style wzorca tekstu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Edytuj style wzorca tekstu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rugi poziom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Piąty poziom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0/10/2019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ylko-tytuł" style:page-layout-name="pageLayout1" draw:style-name="a268">
      <draw:g draw:name="Group 7" draw:id="id100">
        <svg:title/>
        <svg:desc/>
        <draw:connector draw:type="line" svg:x1="10.24826in" svg:y1="0in" svg:x2="11.5816in" svg:y2="7.5in" draw:id="id105" draw:layer="Master1-bg" draw:style-name="a283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20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Kliknij, aby edytować styl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0/10/2019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Pusty" style:page-layout-name="pageLayout1" draw:style-name="a293">
      <draw:g draw:name="Group 7" draw:id="id115">
        <svg:title/>
        <svg:desc/>
        <draw:connector draw:type="line" svg:x1="10.24826in" svg:y1="0in" svg:x2="11.5816in" svg:y2="7.5in" draw:id="id119" draw:layer="Master1-bg" draw:style-name="a304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20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0/10/2019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Zawartość-z-podpisem" style:page-layout-name="pageLayout1" draw:style-name="a314">
      <draw:g draw:name="Group 7" draw:id="id129">
        <svg:title/>
        <svg:desc/>
        <draw:connector draw:type="line" svg:x1="10.24826in" svg:y1="0in" svg:x2="11.5816in" svg:y2="7.5in" draw:id="id136" draw:layer="Master1-bg" draw:style-name="a350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20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Kliknij, aby edytować styl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ytuj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Piąty poziom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ytuj style wzorca tekstu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0/10/2019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Obraz-z-podpisem" style:page-layout-name="pageLayout1" draw:style-name="a360">
      <draw:g draw:name="Group 7" draw:id="id146">
        <svg:title/>
        <svg:desc/>
        <draw:connector draw:type="line" svg:x1="10.24826in" svg:y1="0in" svg:x2="11.5816in" svg:y2="7.5in" draw:id="id153" draw:layer="Master1-bg" draw:style-name="a38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20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Kliknij, aby edytować styl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Kliknij ikonę, aby dodać obraz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Edytuj style wzorca tekstu</text:span></text:p>
            </text:list-item>
          </text:list>
        </draw:text-box>
        <svg:title/>
        <svg:desc/>
      </draw:frame>
      <draw:frame draw:id="id150" presentation:style-name="a376" draw:name="Date Placeholder 4" svg:x="7.87963in" svg:y="6.60691in" svg:width="0.99731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0/10/2019</text:date></text:span></text:p>
        </draw:text-box>
        <svg:title/>
        <svg:desc/>
      </draw:frame>
      <draw:frame draw:id="id151" presentation:style-name="a379" draw:name="Footer Placeholder 5" svg:x="0.74074in" svg:y="6.60691in" svg:width="6.8871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52" presentation:style-name="a382" draw:name="Slide Number Placeholder 6" svg:x="9.39486in" svg:y="6.60691in" svg:width="0.74731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ytuł-i-podpis" style:page-layout-name="pageLayout1" draw:style-name="a393">
      <draw:g draw:name="Group 7" draw:id="id163">
        <svg:title/>
        <svg:desc/>
        <draw:connector draw:type="line" svg:x1="10.24826in" svg:y1="0in" svg:x2="11.5816in" svg:y2="7.5in" draw:id="id169" draw:layer="Master1-bg" draw:style-name="a41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20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Kliknij, aby edytować styl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ytuj style wzorca tekstu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0/10/2019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Oferta-z-podpisem" style:page-layout-name="pageLayout1" draw:style-name="a422">
      <draw:g draw:name="Group 7" draw:id="id179">
        <svg:title/>
        <svg:desc/>
        <draw:connector draw:type="line" svg:x1="10.24826in" svg:y1="0in" svg:x2="11.5816in" svg:y2="7.5in" draw:id="id188" draw:layer="Master1-bg" draw:style-name="a451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52" draw:name="Straight Connector 20">
          <svg:title/>
          <svg:desc/>
        </draw:connector>
        <draw:custom-shape svg:x="10.04098in" svg:y="-0.00926in" svg:width="3.28888in" svg:height="7.50926in" draw:id="id190" draw:layer="Master1-bg" draw:style-name="a4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5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Kliknij, aby edytować styl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Edytuj style wzorca tekstu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Edytuj style wzorca tekstu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0/10/2019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19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0" draw:name="TextBox 21" svg:x="9.72552in" svg:y="3.15678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</style:master-page>
    <style:master-page style:name="Master1-Layout12-cust-Karta-nazwy" style:page-layout-name="pageLayout1" draw:style-name="a461">
      <draw:g draw:name="Group 7" draw:id="id198">
        <svg:title/>
        <svg:desc/>
        <draw:connector draw:type="line" svg:x1="10.24826in" svg:y1="0in" svg:x2="11.5816in" svg:y2="7.5in" draw:id="id204" draw:layer="Master1-bg" draw:style-name="a480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481" draw:name="Straight Connector 20">
          <svg:title/>
          <svg:desc/>
        </draw:connector>
        <draw:custom-shape svg:x="10.04098in" svg:y="-0.00926in" svg:width="3.28888in" svg:height="7.50926in" draw:id="id206" draw:layer="Master1-bg" draw:style-name="a4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8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5" draw:name="Title 1" svg:x="0.74074in" svg:y="2.11285in" svg:width="9.40143in" svg:height="2.83843in" presentation:class="title" presentation:placeholder="false">
        <draw:text-box>
          <text:p text:style-name="a464" text:class-names="" text:cond-style-name=""><text:span text:style-name="a462" text:class-names="">Kliknij, aby edytować styl</text:span><text:span text:style-name="a463" text:class-names=""/></text:p>
        </draw:text-box>
        <svg:title/>
        <svg:desc/>
      </draw:frame>
      <draw:frame draw:id="id200" presentation:style-name="a469" draw:name="Text Placeholder 2" svg:x="0.74074in" svg:y="4.95128in" svg:width="9.40143in" svg:height="1.65564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Edytuj style wzorca tekstu</text:span></text:p>
            </text:list-item>
          </text:list>
        </draw:text-box>
        <svg:title/>
        <svg:desc/>
      </draw:frame>
      <draw:frame draw:id="id201" presentation:style-name="a473" draw:name="Date Placeholder 3" svg:x="7.87963in" svg:y="6.60691in" svg:width="0.99731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10/10/2019</text:date></text:span></text:p>
        </draw:text-box>
        <svg:title/>
        <svg:desc/>
      </draw:frame>
      <draw:frame draw:id="id202" presentation:style-name="a476" draw:name="Footer Placeholder 4" svg:x="0.74074in" svg:y="6.60691in" svg:width="6.8871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203" presentation:style-name="a479" draw:name="Slide Number Placeholder 5" svg:x="9.39486in" svg:y="6.60691in" svg:width="0.74731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Karta-nazwy-cytatu" style:page-layout-name="pageLayout1" draw:style-name="a490">
      <draw:g draw:name="Group 7" draw:id="id214">
        <svg:title/>
        <svg:desc/>
        <draw:connector draw:type="line" svg:x1="10.24826in" svg:y1="0in" svg:x2="11.5816in" svg:y2="7.5in" draw:id="id223" draw:layer="Master1-bg" draw:style-name="a519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20" draw:name="Straight Connector 20">
          <svg:title/>
          <svg:desc/>
        </draw:connector>
        <draw:custom-shape svg:x="10.04098in" svg:y="-0.00926in" svg:width="3.28888in" svg:height="7.50926in" draw:id="id225" draw:layer="Master1-bg" draw:style-name="a52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4" draw:name="Title 1" svg:x="1.01852in" svg:y="0.66667in" svg:width="8.85185in" svg:height="3.30556in" presentation:class="title" presentation:placeholder="false">
        <draw:text-box>
          <text:p text:style-name="a493" text:class-names="" text:cond-style-name=""><text:span text:style-name="a491" text:class-names="">Kliknij, aby edytować styl</text:span><text:span text:style-name="a492" text:class-names=""/></text:p>
        </draw:text-box>
        <svg:title/>
        <svg:desc/>
      </draw:frame>
      <draw:frame draw:id="id216" presentation:style-name="a498" draw:name="Text Placeholder 9" svg:x="0.74074in" svg:y="4.38889in" svg:width="9.40143in" svg:height="0.56239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ytuj style wzorca tekstu</text:span></text:p>
            </text:list-item>
          </text:list>
        </draw:text-box>
        <svg:title/>
        <svg:desc/>
      </draw:frame>
      <draw:frame draw:id="id217" presentation:style-name="a502" draw:name="Text Placeholder 2" svg:x="0.74074in" svg:y="4.95128in" svg:width="9.40143in" svg:height="1.65564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Edytuj style wzorca tekstu</text:span></text:p>
            </text:list-item>
          </text:list>
        </draw:text-box>
        <svg:title/>
        <svg:desc/>
      </draw:frame>
      <draw:frame draw:id="id218" presentation:style-name="a506" draw:name="Date Placeholder 3" svg:x="7.87963in" svg:y="6.60691in" svg:width="0.99731in" svg:height="0.39931in" presentation:class="date-time" presentation:placeholder="false">
        <draw:text-box>
          <text:p text:style-name="a505" text:class-names="" text:cond-style-name=""><text:span text:style-name="a503" text:class-names=""><text:date text:fixed="false" style:data-style-name="a504">10/10/2019</text:date></text:span></text:p>
        </draw:text-box>
        <svg:title/>
        <svg:desc/>
      </draw:frame>
      <draw:frame draw:id="id219" presentation:style-name="a509" draw:name="Footer Placeholder 4" svg:x="0.74074in" svg:y="6.60691in" svg:width="6.88715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220" presentation:style-name="a512" draw:name="Slide Number Placeholder 5" svg:x="9.39486in" svg:y="6.60691in" svg:width="0.74731in" svg:height="0.39931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>‹#›</text:page-number></text:span></text:p>
        </draw:text-box>
        <svg:title/>
        <svg:desc/>
      </draw:frame>
      <draw:frame draw:id="id221" draw:style-name="a515" draw:name="TextBox 23" svg:x="0.5926in" svg:y="0.86437in" svg:width="0.66667in" svg:height="0.63952in">
        <draw:text-box>
          <text:p text:style-name="a514" text:class-names="" text:cond-style-name=""><text:span text:style-name="a513" text:class-names="">“</text:span></text:p>
        </draw:text-box>
        <svg:title/>
        <svg:desc/>
      </draw:frame>
      <draw:frame draw:id="id222" draw:style-name="a518" draw:name="TextBox 24" svg:x="9.72552in" svg:y="3.15678in" svg:width="0.66667in" svg:height="0.63952in">
        <draw:text-box>
          <text:p text:style-name="a517" text:class-names="" text:cond-style-name=""><text:span text:style-name="a516" text:class-names="">”</text:span></text:p>
        </draw:text-box>
        <svg:title/>
        <svg:desc/>
      </draw:frame>
    </style:master-page>
    <style:master-page style:name="Master1-Layout14-cust-Prawda-lub-fałsz" style:page-layout-name="pageLayout1" draw:style-name="a529">
      <draw:g draw:name="Group 7" draw:id="id233">
        <svg:title/>
        <svg:desc/>
        <draw:connector draw:type="line" svg:x1="10.24826in" svg:y1="0in" svg:x2="11.5816in" svg:y2="7.5in" draw:id="id240" draw:layer="Master1-bg" draw:style-name="a552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53" draw:name="Straight Connector 20">
          <svg:title/>
          <svg:desc/>
        </draw:connector>
        <draw:custom-shape svg:x="10.04098in" svg:y="-0.00926in" svg:width="3.28888in" svg:height="7.50926in" draw:id="id242" draw:layer="Master1-bg" draw:style-name="a5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3" draw:name="Title 1" svg:x="0.75in" svg:y="0.66667in" svg:width="9.39217in" svg:height="3.30556in" presentation:class="title" presentation:placeholder="false">
        <draw:text-box>
          <text:p text:style-name="a532" text:class-names="" text:cond-style-name=""><text:span text:style-name="a530" text:class-names="">Kliknij, aby edytować styl</text:span><text:span text:style-name="a531" text:class-names=""/></text:p>
        </draw:text-box>
        <svg:title/>
        <svg:desc/>
      </draw:frame>
      <draw:frame draw:id="id235" presentation:style-name="a537" draw:name="Text Placeholder 9" svg:x="0.74074in" svg:y="4.38889in" svg:width="9.40143in" svg:height="0.56239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Edytuj style wzorca tekstu</text:span></text:p>
            </text:list-item>
          </text:list>
        </draw:text-box>
        <svg:title/>
        <svg:desc/>
      </draw:frame>
      <draw:frame draw:id="id236" presentation:style-name="a541" draw:name="Text Placeholder 2" svg:x="0.74074in" svg:y="4.95128in" svg:width="9.40143in" svg:height="1.65564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Edytuj style wzorca tekstu</text:span></text:p>
            </text:list-item>
          </text:list>
        </draw:text-box>
        <svg:title/>
        <svg:desc/>
      </draw:frame>
      <draw:frame draw:id="id237" presentation:style-name="a545" draw:name="Date Placeholder 3" svg:x="7.87963in" svg:y="6.60691in" svg:width="0.99731in" svg:height="0.39931in" presentation:class="date-time" presentation:placeholder="false">
        <draw:text-box>
          <text:p text:style-name="a544" text:class-names="" text:cond-style-name=""><text:span text:style-name="a542" text:class-names=""><text:date text:fixed="false" style:data-style-name="a543">10/10/2019</text:date></text:span></text:p>
        </draw:text-box>
        <svg:title/>
        <svg:desc/>
      </draw:frame>
      <draw:frame draw:id="id238" presentation:style-name="a548" draw:name="Footer Placeholder 4" svg:x="0.74074in" svg:y="6.60691in" svg:width="6.88715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239" presentation:style-name="a551" draw:name="Slide Number Placeholder 5" svg:x="9.39486in" svg:y="6.60691in" svg:width="0.74731in" svg:height="0.3993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ytuł-i-tekst-pionowy" style:page-layout-name="pageLayout1" draw:style-name="a562">
      <draw:g draw:name="Group 7" draw:id="id250">
        <svg:title/>
        <svg:desc/>
        <draw:connector draw:type="line" svg:x1="10.24826in" svg:y1="0in" svg:x2="11.5816in" svg:y2="7.5in" draw:id="id256" draw:layer="Master1-bg" draw:style-name="a594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595" draw:name="Straight Connector 20">
          <svg:title/>
          <svg:desc/>
        </draw:connector>
        <draw:custom-shape svg:x="10.04098in" svg:y="-0.00926in" svg:width="3.28888in" svg:height="7.50926in" draw:id="id258" draw:layer="Master1-bg" draw:style-name="a59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59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6" draw:name="Title 1" svg:x="0.74074in" svg:y="0.66667in" svg:width="9.40143in" svg:height="1.44444in" presentation:class="title" presentation:placeholder="false">
        <draw:text-box>
          <text:p text:style-name="a565" text:class-names="" text:cond-style-name=""><text:span text:style-name="a563" text:class-names="">Kliknij, aby edytować styl</text:span><text:span text:style-name="a564" text:class-names=""/></text:p>
        </draw:text-box>
        <svg:title/>
        <svg:desc/>
      </draw:frame>
      <draw:frame draw:id="id252" presentation:style-name="a583" draw:name="Vertical Text Placeholder 2" svg:x="0.74074in" svg:y="2.36285in" svg:width="9.40143in" svg:height="4.24406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ytuj style wzorca tekstu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Drugi poziom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list text:style-name="a582">
                            <text:list-item>
                              <text:p text:style-name="a581" text:class-names="" text:cond-style-name=""><text:span text:style-name="a579" text:class-names="">Piąty poziom</text:span><text:span text:style-name="a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7" draw:name="Date Placeholder 3" svg:x="7.87963in" svg:y="6.60691in" svg:width="0.99731in" svg:height="0.39931in" presentation:class="date-time" presentation:placeholder="false">
        <draw:text-box>
          <text:p text:style-name="a586" text:class-names="" text:cond-style-name=""><text:span text:style-name="a584" text:class-names=""><text:date text:fixed="false" style:data-style-name="a585">10/10/2019</text:date></text:span></text:p>
        </draw:text-box>
        <svg:title/>
        <svg:desc/>
      </draw:frame>
      <draw:frame draw:id="id254" presentation:style-name="a590" draw:name="Footer Placeholder 4" svg:x="0.74074in" svg:y="6.60691in" svg:width="6.88715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255" presentation:style-name="a593" draw:name="Slide Number Placeholder 5" svg:x="9.39486in" svg:y="6.60691in" svg:width="0.74731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Tytuł-pionowy-i-tekst" style:page-layout-name="pageLayout1" draw:style-name="a604">
      <draw:g draw:name="Group 7" draw:id="id266">
        <svg:title/>
        <svg:desc/>
        <draw:connector draw:type="line" svg:x1="10.24826in" svg:y1="0in" svg:x2="11.5816in" svg:y2="7.5in" draw:id="id272" draw:layer="Master1-bg" draw:style-name="a63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37" draw:name="Straight Connector 20">
          <svg:title/>
          <svg:desc/>
        </draw:connector>
        <draw:custom-shape svg:x="10.04098in" svg:y="-0.00926in" svg:width="3.28888in" svg:height="7.50926in" draw:id="id274" draw:layer="Master1-bg" draw:style-name="a63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3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8" draw:name="Vertical Title 1" svg:x="8.71355in" svg:y="0.66667in" svg:width="1.42688in" svg:height="5.74306in" presentation:class="title" presentation:placeholder="false">
        <draw:text-box>
          <text:p text:style-name="a607" text:class-names="" text:cond-style-name=""><text:span text:style-name="a605" text:class-names="">Kliknij, aby edytować styl</text:span><text:span text:style-name="a606" text:class-names=""/></text:p>
        </draw:text-box>
        <svg:title/>
        <svg:desc/>
      </draw:frame>
      <draw:frame draw:id="id268" presentation:style-name="a625" draw:name="Vertical Text Placeholder 2" svg:x="0.74074in" svg:y="0.66667in" svg:width="7.72107in" svg:height="5.7430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Edytuj style wzorca tekstu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Drugi poziom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Piąty poziom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29" draw:name="Date Placeholder 3" svg:x="7.87963in" svg:y="6.60691in" svg:width="0.99731in" svg:height="0.39931in" presentation:class="date-time" presentation:placeholder="false">
        <draw:text-box>
          <text:p text:style-name="a628" text:class-names="" text:cond-style-name=""><text:span text:style-name="a626" text:class-names=""><text:date text:fixed="false" style:data-style-name="a627">10/10/2019</text:date></text:span></text:p>
        </draw:text-box>
        <svg:title/>
        <svg:desc/>
      </draw:frame>
      <draw:frame draw:id="id270" presentation:style-name="a632" draw:name="Footer Placeholder 4" svg:x="0.74074in" svg:y="6.60691in" svg:width="6.8871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271" presentation:style-name="a635" draw:name="Slide Number Placeholder 5" svg:x="9.39486in" svg:y="6.60691in" svg:width="0.74731in" svg:height="0.39931in" presentation:class="page-number" presentation:placeholder="false">
        <draw:text-box>
          <text:p text:style-name="a634" text:class-names="" text:cond-style-name=""><text:span text:style-name="a63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tml</dc:title>
    <meta:initial-creator>Piotrek</meta:initial-creator>
    <dc:creator>Piotrek</dc:creator>
    <meta:creation-date>2019-10-10T01:22:51Z</meta:creation-date>
    <dc:date>2019-10-10T04:24:00Z</dc:date>
    <meta:template xlink:href="Facet" xlink:type="simple"/>
    <meta:editing-cycles>20</meta:editing-cycles>
    <meta:editing-duration>PT10703S</meta:editing-duration>
    <meta:document-statistic meta:paragraph-count="169" meta:word-count="1144"/>
  </office:meta>
</office:document-meta>
</file>